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000000402AADDB1F62D4512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6.999cm" svg:height="16.029cm" svg:x="1.024cm" svg:y="1.028cm">
          <draw:image xlink:href="Pictures/100002010000044000000402AADDB1F62D45124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6:55:49.432896099</meta:creation-date>
    <dc:date>2021-05-04T18:39:09.116623014</dc:date>
    <meta:editing-duration>PT11M29S</meta:editing-duration>
    <meta:editing-cycles>4</meta:editing-cycles>
    <meta:generator>LibreOffice/6.1.5.2$Linux_X86_64 LibreOffice_project/10$Build-2</meta:generator>
    <meta:document-statistic meta:object-count="1"/>
  </office:meta>
</office:document-meta>
</file>